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DejaVu LGC Sans Mono" fo:background-color="transparen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7" style:family="paragraph" style:parent-style-name="Standard">
      <style:paragraph-properties fo:margin-top="0in" fo:margin-bottom="0in" fo:break-before="auto" fo:break-after="auto"/>
    </style:style>
    <style:style style:name="P8" style:family="paragraph" style:parent-style-name="Standard">
      <style:paragraph-properties fo:margin-top="0in" fo:margin-bottom="0in" fo:break-before="auto" fo:break-after="auto"/>
      <style:text-properties style:font-name="DejaVu LGC Sans Mono"/>
    </style:style>
    <style:style style:name="P9" style:family="paragraph" style:parent-style-name="Standard">
      <style:paragraph-properties fo:margin-top="0in" fo:margin-bottom="0in" fo:break-before="auto" fo:break-after="auto"/>
      <style:text-properties fo:background-color="transparent"/>
    </style:style>
    <style:style style:name="P10" style:family="paragraph" style:parent-style-name="Standard">
      <style:paragraph-properties fo:margin-top="0in" fo:margin-bottom="0in"/>
    </style:style>
    <style:style style:name="P11" style:family="paragraph" style:parent-style-name="Heading_20_3">
      <style:paragraph-properties fo:break-before="auto" fo:break-after="auto"/>
    </style:style>
    <style:style style:name="P12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13" style:family="paragraph" style:parent-style-name="Heading_20_5">
      <style:paragraph-properties fo:margin-left="0in" fo:margin-right="0in" fo:margin-top="0.1528in" fo:margin-bottom="0.028in" fo:line-height="115%" fo:text-align="start" style:justify-single-word="false" fo:text-indent="0in" style:auto-text-indent="false" fo:break-before="auto" fo:break-after="auto"/>
    </style:style>
    <style:style style:name="P14" style:family="paragraph" style:parent-style-name="Heading_20_5">
      <style:paragraph-properties fo:break-before="auto" fo:break-after="auto"/>
    </style:style>
    <style:style style:name="P15" style:family="paragraph" style:parent-style-name="Standard" style:list-style-name="L1">
      <style:paragraph-properties fo:margin-top="0in" fo:margin-bottom="0in" fo:line-height="115%" fo:text-align="start" style:justify-single-word="false"/>
    </style:style>
    <style:style style:name="P16" style:family="paragraph" style:parent-style-name="Standard" style:list-style-name="L2">
      <style:paragraph-properties fo:margin-top="0in" fo:margin-bottom="0in" fo:line-height="115%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fo:font-style="italic" style:text-underline-style="none" fo:font-weight="normal" fo:background-color="#fffff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DejaVu LGC Sans Mono" fo:background-color="#f3f3f3"/>
    </style:style>
    <style:style style:name="T15" style:family="text">
      <style:text-properties style:font-name="DejaVu LGC Sans Mono" fo:background-color="transparent"/>
    </style:style>
    <style:style style:name="T16" style:family="text">
      <style:text-properties style:font-name="DejaVu LGC Sans Mono" fo:font-style="italic" fo:background-color="transparent" style:font-style-asian="italic" style:font-style-complex="italic"/>
    </style:style>
    <style:style style:name="T17" style:family="text">
      <style:text-properties style:font-name="DejaVu LGC Sans Mono" fo:font-weight="bold" fo:background-color="transparent" style:font-weight-asian="bold" style:font-weight-complex="bold"/>
    </style:style>
    <style:style style:name="T18" style:family="text">
      <style:text-properties fo:background-color="transparen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h.ikg92adevonm"/><text:span text:style-name="Default_20_Paragraph_20_Font">Určovanie</text:span><text:bookmark-end text:name="h.ikg92adevonm"/><text:span text:style-name="Default_20_Paragraph_20_Font"> </text:span><text:span text:style-name="Default_20_Paragraph_20_Font">typov</text:span></text:h>
      <text:p text:style-name="P2"><text:span text:style-name="Default_20_Paragraph_20_Font">Niektoré jednoduché typy elementov/atribútov sa dajú zistiť napríklad:</text:span></text:p>
      <text:list xml:id="list260049950" text:style-name="L1">
        <text:list-item>
          <text:p text:style-name="P15"><text:span text:style-name="Default_20_Paragraph_20_Font">Ak sa v podmienke hodnota uzlu porovnáva s hodnotou konkrétneho typu (</text:span><text:span text:style-name="Default_20_Paragraph_20_Font"><text:span text:style-name="T1">string</text:span></text:span><text:span text:style-name="Default_20_Paragraph_20_Font">, </text:span><text:span text:style-name="Default_20_Paragraph_20_Font"><text:span text:style-name="T1">int</text:span></text:span><text:span text:style-name="Default_20_Paragraph_20_Font">, </text:span><text:span text:style-name="Default_20_Paragraph_20_Font"><text:span text:style-name="T1">date</text:span></text:span><text:span text:style-name="Default_20_Paragraph_20_Font">, …).</text:span></text:p>
        </text:list-item>
        <text:list-item>
          <text:p text:style-name="P15"><text:span text:style-name="Default_20_Paragraph_20_Font">Uzol sa používa ako argument funkcie, ktorá je definovaná tak, že tento jej argument je nejakého konkrétneho typu.</text:span></text:p>
        </text:list-item>
        <text:list-item>
          <text:p text:style-name="P15"><text:span text:style-name="Default_20_Paragraph_20_Font">(Použitie pretypovania ?)</text:span></text:p>
        </text:list-item>
      </text:list>
      <text:p text:style-name="P3"/>
      <text:h text:style-name="P12" text:outline-level="1"><text:bookmark-start text:name="h.wuxxpsrph225"/><text:span text:style-name="Default_20_Paragraph_20_Font">Zisťovanie</text:span><text:bookmark-end text:name="h.wuxxpsrph225"/><text:span text:style-name="Default_20_Paragraph_20_Font"> </text:span><text:span text:style-name="Default_20_Paragraph_20_Font">š</text:span><text:span text:style-name="Default_20_Paragraph_20_Font"><text:span text:style-name="T3">trukt</text:span></text:span><text:span text:style-name="Default_20_Paragraph_20_Font">ú</text:span><text:span text:style-name="Default_20_Paragraph_20_Font"><text:span text:style-name="T3">r</text:span></text:span><text:span text:style-name="Default_20_Paragraph_20_Font">y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á</text:span><text:span text:style-name="Default_20_Paragraph_20_Font"><text:span text:style-name="T3">t</text:span></text:span></text:h>
      <text:p text:style-name="P2"><text:span text:style-name="Default_20_Paragraph_20_Font"><text:span text:style-name="T4">- Z dotazov sa d</text:span></text:span><text:span text:style-name="Default_20_Paragraph_20_Font">á</text:span><text:span text:style-name="Default_20_Paragraph_20_Font"><text:span text:style-name="T4"> zrejm</text:span></text:span><text:span text:style-name="Default_20_Paragraph_20_Font">ý</text:span><text:span text:style-name="Default_20_Paragraph_20_Font"><text:span text:style-name="T4">m sp</text:span></text:span><text:span text:style-name="Default_20_Paragraph_20_Font">ô</text:span><text:span text:style-name="Default_20_Paragraph_20_Font"><text:span text:style-name="T4">sobom odvodzova</text:span></text:span><text:span text:style-name="Default_20_Paragraph_20_Font">ť</text:span><text:span text:style-name="Default_20_Paragraph_20_Font"><text:span text:style-name="T4"> </text:span></text:span><text:span text:style-name="Default_20_Paragraph_20_Font">š</text:span><text:span text:style-name="Default_20_Paragraph_20_Font"><text:span text:style-name="T4">trukt</text:span></text:span><text:span text:style-name="Default_20_Paragraph_20_Font">ú</text:span><text:span text:style-name="Default_20_Paragraph_20_Font"><text:span text:style-name="T4">ra d</text:span></text:span><text:span text:style-name="Default_20_Paragraph_20_Font">á</text:span><text:span text:style-name="Default_20_Paragraph_20_Font"><text:span text:style-name="T4">t. Napr</text:span></text:span><text:span text:style-name="Default_20_Paragraph_20_Font">íklad</text:span><text:span text:style-name="Default_20_Paragraph_20_Font"><text:span text:style-name="T4"> z ciest (path expressions) </text:span></text:span><text:span text:style-name="Default_20_Paragraph_20_Font"><text:span text:style-name="T6">/bib/book/author</text:span></text:span><text:span text:style-name="Default_20_Paragraph_20_Font"><text:span text:style-name="T4">, </text:span></text:span><text:span text:style-name="Default_20_Paragraph_20_Font"><text:span text:style-name="T6">/bib/book/title</text:span></text:span><text:span text:style-name="Default_20_Paragraph_20_Font"><text:span text:style-name="T4">, </text:span></text:span><text:span text:style-name="Default_20_Paragraph_20_Font"><text:span text:style-name="T6">//author/name</text:span></text:span><text:span text:style-name="Default_20_Paragraph_20_Font"><text:span text:style-name="T4"> m</text:span></text:span><text:span text:style-name="Default_20_Paragraph_20_Font">ôž</text:span><text:span text:style-name="Default_20_Paragraph_20_Font"><text:span text:style-name="T4">eme predpok</text:span></text:span><text:span text:style-name="Default_20_Paragraph_20_Font">l</text:span><text:span text:style-name="Default_20_Paragraph_20_Font"><text:span text:style-name="T4">ada</text:span></text:span><text:span text:style-name="Default_20_Paragraph_20_Font">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 kore</text:span></text:span><text:span text:style-name="Default_20_Paragraph_20_Font">ň</text:span><text:span text:style-name="Default_20_Paragraph_20_Font"><text:span text:style-name="T4">ov</text:span></text:span><text:span text:style-name="Default_20_Paragraph_20_Font">ý</text:span><text:span text:style-name="Default_20_Paragraph_20_Font"><text:span text:style-name="T4"> element je </text:span></text:span><text:span text:style-name="Default_20_Paragraph_20_Font"><text:span text:style-name="T5">bib</text:span></text:span><text:span text:style-name="Default_20_Paragraph_20_Font"><text:span text:style-name="T4">, ktor</text:span></text:span><text:span text:style-name="Default_20_Paragraph_20_Font">ý</text:span><text:span text:style-name="Default_20_Paragraph_20_Font"><text:span text:style-name="T4"> m</text:span></text:span><text:span text:style-name="Default_20_Paragraph_20_Font">á</text:span><text:span text:style-name="Default_20_Paragraph_20_Font"><text:span text:style-name="T4"> podelementy </text:span></text:span><text:span text:style-name="Default_20_Paragraph_20_Font"><text:span text:style-name="T5">book</text:span></text:span><text:span text:style-name="Default_20_Paragraph_20_Font"><text:span text:style-name="T4"> a tie maj</text:span></text:span><text:span text:style-name="Default_20_Paragraph_20_Font">ú</text:span><text:span text:style-name="Default_20_Paragraph_20_Font"><text:span text:style-name="T4"> autora a n</text:span></text:span><text:span text:style-name="Default_20_Paragraph_20_Font">á</text:span><text:span text:style-name="Default_20_Paragraph_20_Font"><text:span text:style-name="T4">zov. Autor m</text:span></text:span><text:span text:style-name="Default_20_Paragraph_20_Font">á</text:span><text:span text:style-name="Default_20_Paragraph_20_Font"><text:span text:style-name="T4"> m</text:span></text:span><text:span text:style-name="Default_20_Paragraph_20_Font">e</text:span><text:span text:style-name="Default_20_Paragraph_20_Font"><text:span text:style-name="T4">no. Nedok</text:span></text:span><text:span text:style-name="Default_20_Paragraph_20_Font">áž</text:span><text:span text:style-name="Default_20_Paragraph_20_Font"><text:span text:style-name="T4">eme ale ur</text:span></text:span><text:span text:style-name="Default_20_Paragraph_20_Font">č</text:span><text:span text:style-name="Default_20_Paragraph_20_Font"><text:span text:style-name="T4">i</text:span></text:span><text:span text:style-name="Default_20_Paragraph_20_Font">ť</text:span><text:span text:style-name="Default_20_Paragraph_20_Font"><text:span text:style-name="T4"> povinnos</text:span></text:span><text:span text:style-name="Default_20_Paragraph_20_Font">ť</text:span><text:span text:style-name="Default_20_Paragraph_20_Font"><text:span text:style-name="T4"> v</text:span></text:span><text:span text:style-name="Default_20_Paragraph_20_Font">ý</text:span><text:span text:style-name="Default_20_Paragraph_20_Font"><text:span text:style-name="T4">skytu ani po</text:span></text:span><text:span text:style-name="Default_20_Paragraph_20_Font">č</text:span><text:span text:style-name="Default_20_Paragraph_20_Font"><text:span text:style-name="T4">etnosti jednotliv</text:span></text:span><text:span text:style-name="Default_20_Paragraph_20_Font">ý</text:span><text:span text:style-name="Default_20_Paragraph_20_Font"><text:span text:style-name="T4">ch </text:span></text:span><text:span text:style-name="Default_20_Paragraph_20_Font">elementov</text:span><text:span text:style-name="Default_20_Paragraph_20_Font"><text:span text:style-name="T4">. Podobne pre atribúty.</text:span></text:span></text:p>
      <text:p text:style-name="P3"/>
      <text:h text:style-name="P13" text:outline-level="1"><text:bookmark-start text:name="h.abq0swvkxh98"/><text:span text:style-name="Default_20_Paragraph_20_Font"><text:span text:style-name="T5">Po</text:span></text:span><text:bookmark-end text:name="h.abq0swvkxh98"/><text:span text:style-name="Default_20_Paragraph_20_Font">č</text:span><text:span text:style-name="Default_20_Paragraph_20_Font"><text:span text:style-name="T5">etnos</text:span></text:span><text:span text:style-name="Default_20_Paragraph_20_Font">ť</text:span><text:span text:style-name="Default_20_Paragraph_20_Font"><text:span text:style-name="T5"> </text:span></text:span><text:span text:style-name="Default_20_Paragraph_20_Font"><text:span text:style-name="T5">podelementov</text:span></text:span></text:h>
      <text:p text:style-name="P2"><text:span text:style-name="Default_20_Paragraph_20_Font"><text:span text:style-name="T4">- Z dotazu</text:span></text:span></text:p>
      <text:p text:style-name="P6"><text:span text:style-name="Default_20_Paragraph_20_Font"><text:span text:style-name="T4"/></text:span></text:p>
      <text:p text:style-name="P2"><text:span text:style-name="Default_20_Paragraph_20_Font"><text:span text:style-name="T11">let $aut := for $a in $book1/author <text:line-break/> <text:s text:c="11"/>order by $a/last, $a/first<text:line-break/> <text:s text:c="11"/>return $a</text:span></text:span></text:p>
      <text:p text:style-name="P6"><text:span text:style-name="Default_20_Paragraph_20_Font"><text:span text:style-name="T11"/></text:span></text:p>
      <text:p text:style-name="P2"><text:span text:style-name="Default_20_Paragraph_20_Font">je</text:span><text:span text:style-name="Default_20_Paragraph_20_Font"> </text:span><text:span text:style-name="Default_20_Paragraph_20_Font">možné</text:span><text:span text:style-name="Default_20_Paragraph_20_Font"> </text:span><text:span text:style-name="Default_20_Paragraph_20_Font">odvodiť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ma</text:span></text:span><text:span text:style-name="Default_20_Paragraph_20_Font">ť</text:span><text:span text:style-name="Default_20_Paragraph_20_Font"><text:span text:style-name="T4"> </text:span></text:span><text:span text:style-name="Default_20_Paragraph_20_Font"><text:span text:style-name="T4">viacer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autorov</text:span></text:span><text:span text:style-name="Default_20_Paragraph_20_Font"><text:span text:style-name="T4"> (</text:span></text:span><text:span text:style-name="Default_20_Paragraph_20_Font"><text:span text:style-name="T4">aj</text:span></text:span><text:span text:style-name="Default_20_Paragraph_20_Font"><text:span text:style-name="T4"> </text:span></text:span><text:span text:style-name="Default_20_Paragraph_20_Font">ž</text:span><text:span text:style-name="Default_20_Paragraph_20_Font"><text:span text:style-name="T4">iadneho</text:span></text:span><text:span text:style-name="Default_20_Paragraph_20_Font"><text:span text:style-name="T4">), </text:span></text:span><text:span text:style-name="Default_20_Paragraph_20_Font">č</text:span><text:span text:style-name="Default_20_Paragraph_20_Font"><text:span text:style-name="T4">i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pravdepodobne</text:span></text:span><text:span text:style-name="Default_20_Paragraph_20_Font"><text:span text:style-name="T4"> </text:span></text:span><text:span text:style-name="Default_20_Paragraph_20_Font"><text:span text:style-name="T4">neplat</text:span></text:span><text:span text:style-name="Default_20_Paragraph_20_Font">í</text:span><text:span text:style-name="Default_20_Paragraph_20_Font"><text:span text:style-name="T4">, </text:span></text:span><text:span text:style-name="Default_20_Paragraph_20_Font">ž</text:span><text:span text:style-name="Default_20_Paragraph_20_Font"><text:span text:style-name="T4">e</text:span></text:span><text:span text:style-name="Default_20_Paragraph_20_Font"><text:span text:style-name="T4"> </text:span></text:span><text:span text:style-name="Default_20_Paragraph_20_Font"><text:span text:style-name="T4">kniha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á</text:span><text:span text:style-name="Default_20_Paragraph_20_Font"><text:span text:style-name="T4"> </text:span></text:span><text:span text:style-name="Default_20_Paragraph_20_Font"><text:span text:style-name="T4">pr</text:span></text:span><text:span text:style-name="Default_20_Paragraph_20_Font">á</text:span><text:span text:style-name="Default_20_Paragraph_20_Font"><text:span text:style-name="T4">ve</text:span></text:span><text:span text:style-name="Default_20_Paragraph_20_Font"><text:span text:style-name="T4"> </text:span></text:span><text:span text:style-name="Default_20_Paragraph_20_Font"><text:span text:style-name="T4">jedn</text:span></text:span><text:span text:style-name="Default_20_Paragraph_20_Font">é</text:span><text:span text:style-name="Default_20_Paragraph_20_Font"><text:span text:style-name="T4">ho</text:span></text:span><text:span text:style-name="Default_20_Paragraph_20_Font"><text:span text:style-name="T4"> </text:span></text:span><text:span text:style-name="Default_20_Paragraph_20_Font"><text:span text:style-name="T4">autora</text:span></text:span><text:span text:style-name="Default_20_Paragraph_20_Font"><text:span text:style-name="T4">.</text:span></text:span></text:p>
      <text:p text:style-name="P3"/>
      <text:p text:style-name="P2"><text:span text:style-name="Default_20_Paragraph_20_Font"><text:span text:style-name="T4">- Pou</text:span></text:span><text:span text:style-name="Default_20_Paragraph_20_Font">ž</text:span><text:span text:style-name="Default_20_Paragraph_20_Font"><text:span text:style-name="T4">itie funkcie </text:span></text:span><text:span text:style-name="Default_20_Paragraph_20_Font"><text:span text:style-name="T7">count()</text:span></text:span><text:span text:style-name="Default_20_Paragraph_20_Font"><text:span text:style-name="T4"> (okrem </text:span></text:span><text:span text:style-name="Default_20_Paragraph_20_Font"><text:span text:style-name="T7">count() &gt; 0</text:span></text:span><text:span text:style-name="Default_20_Paragraph_20_Font"><text:span text:style-name="T4"> v podmienke) indikuje n</text:span></text:span><text:span text:style-name="Default_20_Paragraph_20_Font">á</text:span><text:span text:style-name="Default_20_Paragraph_20_Font"><text:span text:style-name="T4">sobn</text:span></text:span><text:span text:style-name="Default_20_Paragraph_20_Font">ú</text:span><text:span text:style-name="Default_20_Paragraph_20_Font"><text:span text:style-name="T4"> po</text:span></text:span><text:span text:style-name="Default_20_Paragraph_20_Font">č</text:span><text:span text:style-name="Default_20_Paragraph_20_Font"><text:span text:style-name="T4">etnos</text:span></text:span><text:span text:style-name="Default_20_Paragraph_20_Font">ť</text:span><text:span text:style-name="Default_20_Paragraph_20_Font"><text:span text:style-name="T4"> uzlu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2">&lt;section_count&gt;{ count(/book/section) }&lt;/section_count&gt;</text:span></text:span></text:p>
      <text:p text:style-name="P3"/>
      <text:p text:style-name="P2"><text:span text:style-name="Default_20_Paragraph_20_Font"><text:span text:style-name="T4">- </text:span></text:span><text:span text:style-name="Default_20_Paragraph_20_Font">Podobne</text:span><text:span text:style-name="Default_20_Paragraph_20_Font"><text:span text:style-name="T4"> pri pou</text:span></text:span><text:span text:style-name="Default_20_Paragraph_20_Font">ž</text:span><text:span text:style-name="Default_20_Paragraph_20_Font"><text:span text:style-name="T4">it</text:span></text:span><text:span text:style-name="Default_20_Paragraph_20_Font">í</text:span><text:span text:style-name="Default_20_Paragraph_20_Font"><text:span text:style-name="T4"> index</text:span></text:span><text:span text:style-name="Default_20_Paragraph_20_Font">á</text:span><text:span text:style-name="Default_20_Paragraph_20_Font"><text:span text:style-name="T4">cie alebo funkcie </text:span></text:span><text:span text:style-name="Default_20_Paragraph_20_Font"><text:span text:style-name="T7">position()</text:span></text:span><text:span text:style-name="Default_20_Paragraph_20_Font"><text:span text:style-name="T4"> v podmienke, napr</text:span></text:span><text:span text:style-name="Default_20_Paragraph_20_Font">íklad:</text:span></text:p>
      <text:p text:style-name="P6"><text:span text:style-name="Default_20_Paragraph_20_Font"/></text:p>
      <text:p text:style-name="P2"><text:span text:style-name="Default_20_Paragraph_20_Font"><text:span text:style-name="T12">($s/incision)[2]/instrument, ($s/instrument)[position()&lt;=2]</text:span></text:span></text:p>
      <text:p text:style-name="P3"/>
      <text:h text:style-name="P13" text:outline-level="1"><text:bookmark-start text:name="h.pmopoagw9pso"/><text:span text:style-name="Default_20_Paragraph_20_Font"><text:span text:style-name="T5">Poradie</text:span></text:span><text:bookmark-end text:name="h.pmopoagw9pso"/><text:span text:style-name="Default_20_Paragraph_20_Font"><text:span text:style-name="T5"> </text:span></text:span><text:span text:style-name="Default_20_Paragraph_20_Font"><text:span text:style-name="T5">elementov</text:span></text:span><text:span text:style-name="Default_20_Paragraph_20_Font"><text:span text:style-name="T5"> (</text:span></text:span><text:span text:style-name="Default_20_Paragraph_20_Font"><text:span text:style-name="T5">volba</text:span></text:span><text:span text:style-name="Default_20_Paragraph_20_Font"><text:span text:style-name="T5"> </text:span></text:span><text:span text:style-name="Default_20_Paragraph_20_Font"><text:span text:style-name="T5">medzi</text:span></text:span><text:span text:style-name="Default_20_Paragraph_20_Font"><text:span text:style-name="T5"> </text:span></text:span><text:span text:style-name="Default_20_Paragraph_20_Font"><text:span text:style-name="T9">sequence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9">all</text:span></text:span><text:span text:style-name="Default_20_Paragraph_20_Font"><text:span text:style-name="T5">)</text:span></text:span></text:h>
      <text:p text:style-name="P2"><text:soft-page-break/><text:span text:style-name="Default_20_Paragraph_20_Font"><text:span text:style-name="T4">- </text:span></text:span><text:span text:style-name="Default_20_Paragraph_20_Font"><text:span text:style-name="T4">Index</text:span></text:span><text:span text:style-name="Default_20_Paragraph_20_Font">á</text:span><text:span text:style-name="Default_20_Paragraph_20_Font"><text:span text:style-name="T4">cia</text:span></text:span><text:span text:style-name="Default_20_Paragraph_20_Font"><text:span text:style-name="T4"> </text:span></text:span><text:span text:style-name="Default_20_Paragraph_20_Font"><text:span text:style-name="T4">alebo</text:span></text:span><text:span text:style-name="Default_20_Paragraph_20_Font"><text:span text:style-name="T4"> </text:span></text:span><text:span text:style-name="Default_20_Paragraph_20_Font"><text:span text:style-name="T4">porovn</text:span></text:span><text:span text:style-name="Default_20_Paragraph_20_Font">á</text:span><text:span text:style-name="Default_20_Paragraph_20_Font"><text:span text:style-name="T4">vanie</text:span></text:span><text:span text:style-name="Default_20_Paragraph_20_Font"><text:span text:style-name="T4"> </text:span></text:span><text:span text:style-name="Default_20_Paragraph_20_Font"><text:span text:style-name="T4">poradia</text:span></text:span><text:span text:style-name="Default_20_Paragraph_20_Font"><text:span text:style-name="T4"> </text:span></text:span><text:span text:style-name="Default_20_Paragraph_20_Font"><text:span text:style-name="T4">elementov</text:span></text:span><text:span text:style-name="Default_20_Paragraph_20_Font"><text:span text:style-name="T4">, </text:span></text:span><text:span text:style-name="Default_20_Paragraph_20_Font">s</text:span><text:span text:style-name="Default_20_Paragraph_20_Font"> </text:span><text:span text:style-name="Default_20_Paragraph_20_Font">rôznymi</text:span><text:span text:style-name="Default_20_Paragraph_20_Font"> </text:span><text:span text:style-name="Default_20_Paragraph_20_Font">absolútnymi</text:span><text:span text:style-name="Default_20_Paragraph_20_Font"> </text:span><text:span text:style-name="Default_20_Paragraph_20_Font">cestami</text:span><text:span text:style-name="Default_20_Paragraph_20_Font">,</text:span><text:span text:style-name="Default_20_Paragraph_20_Font"><text:span text:style-name="T4"> </text:span></text:span><text:span text:style-name="Default_20_Paragraph_20_Font"><text:span text:style-name="T4">indikuje</text:span>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4">kon</text:span></text:span><text:span text:style-name="Default_20_Paragraph_20_Font">š</text:span><text:span text:style-name="Default_20_Paragraph_20_Font"><text:span text:style-name="T4">trukcie</text:span></text:span><text:span text:style-name="Default_20_Paragraph_20_Font"><text:span text:style-name="T4"> </text:span></text:span><text:span text:style-name="Default_20_Paragraph_20_Font"><text:span text:style-name="T7">sequence</text:span></text:span><text:span text:style-name="Default_20_Paragraph_20_Font"><text:span text:style-name="T4"> (</text:span></text:span><text:span text:style-name="Default_20_Paragraph_20_Font"><text:span text:style-name="T4">resp</text:span></text:span><text:span text:style-name="Default_20_Paragraph_20_Font"><text:span text:style-name="T4">. </text:span></text:span><text:span text:style-name="Default_20_Paragraph_20_Font">vylučuje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7">all</text:span></text:span><text:span text:style-name="Default_20_Paragraph_20_Font"><text:span text:style-name="T4">) </text:span></text:span><text:span text:style-name="Default_20_Paragraph_20_Font">na</text:span><text:span text:style-name="Default_20_Paragraph_20_Font"> </text:span><text:span text:style-name="Default_20_Paragraph_20_Font">miesta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finíciach</text:span><text:span text:style-name="Default_20_Paragraph_20_Font"><text:span text:style-name="T4"> </text:span></text:span><text:span text:style-name="Default_20_Paragraph_20_Font"><text:span text:style-name="T4">typ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spolo</text:span></text:span><text:span text:style-name="Default_20_Paragraph_20_Font">č</text:span><text:span text:style-name="Default_20_Paragraph_20_Font"><text:span text:style-name="T4">n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predk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t</text:span></text:span><text:span text:style-name="Default_20_Paragraph_20_Font">ý</text:span><text:span text:style-name="Default_20_Paragraph_20_Font"><text:span text:style-name="T4">chto</text:span></text:span><text:span text:style-name="Default_20_Paragraph_20_Font"><text:span text:style-name="T4"> </text:span></text:span><text:span text:style-name="Default_20_Paragraph_20_Font"><text:span text:style-name="T4">elemetov</text:span></text:span><text:span text:style-name="Default_20_Paragraph_20_Font"><text:span text:style-name="T4">, </text:span></text:span><text:span text:style-name="Default_20_Paragraph_20_Font"><text:span text:style-name="T4">ktor</text:span></text:span><text:span text:style-name="Default_20_Paragraph_20_Font">é</text:span><text:span text:style-name="Default_20_Paragraph_20_Font"><text:span text:style-name="T4"> </text:span></text:span><text:span text:style-name="Default_20_Paragraph_20_Font"><text:span text:style-name="T4">toto</text:span></text:span><text:span text:style-name="Default_20_Paragraph_20_Font"><text:span text:style-name="T4"> </text:span></text:span><text:span text:style-name="Default_20_Paragraph_20_Font"><text:span text:style-name="T4">poradie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ovplyvni</text:span></text:span><text:span text:style-name="Default_20_Paragraph_20_Font">ť</text:span><text:span text:style-name="Default_20_Paragraph_20_Font"><text:span text:style-name="T4">. </text:span></text:span><text:span text:style-name="Default_20_Paragraph_20_Font"><text:span text:style-name="T4">Napr</text:span></text:span><text:span text:style-name="Default_20_Paragraph_20_Font">íklad</text:span><text:span text:style-name="Default_20_Paragraph_20_Font">:</text:span></text:p>
      <text:p text:style-name="P2"><text:span text:style-name="Default_20_Paragraph_20_Font"><text:span text:style-name="T12">let $i2 := (doc("report1.xml")//incision)[2]<text:line-break/>for $a in (doc("report1.xml")//action)[. &gt;&gt; $i2]<text:line-break/>return $a//instrument</text:span></text:span></text:p>
      <text:p text:style-name="P3"/>
      <text:h text:style-name="P13" text:outline-level="1"><text:bookmark-start text:name="h.vvglnew6xzs"/><text:span text:style-name="Default_20_Paragraph_20_Font"><text:span text:style-name="T5">Nepovinnos</text:span></text:span><text:bookmark-end text:name="h.vvglnew6xzs"/><text:span text:style-name="Default_20_Paragraph_20_Font">ť</text:span><text:span text:style-name="Default_20_Paragraph_20_Font"><text:span text:style-name="T5"> </text:span></text:span><text:span text:style-name="Default_20_Paragraph_20_Font"><text:span text:style-name="T5">v</text:span></text:span><text:span text:style-name="Default_20_Paragraph_20_Font">ý</text:span><text:span text:style-name="Default_20_Paragraph_20_Font"><text:span text:style-name="T5">skytu</text:span></text:span><text:span text:style-name="Default_20_Paragraph_20_Font"><text:span text:style-name="T5"> </text:span></text:span><text:span text:style-name="Default_20_Paragraph_20_Font"><text:span text:style-name="T5">atrib</text:span></text:span><text:span text:style-name="Default_20_Paragraph_20_Font">ú</text:span><text:span text:style-name="Default_20_Paragraph_20_Font"><text:span text:style-name="T5">tov</text:span></text:span><text:span text:style-name="Default_20_Paragraph_20_Font"> </text:span><text:span text:style-name="Default_20_Paragraph_20_Font">a</text:span><text:span text:style-name="Default_20_Paragraph_20_Font"><text:span text:style-name="T5"> </text:span></text:span><text:span text:style-name="Default_20_Paragraph_20_Font"><text:span text:style-name="T5">elementov</text:span></text:span></text:h>
      <text:p text:style-name="P2"><text:span text:style-name="Default_20_Paragraph_20_Font">Atribút alebo element je pravdepodobne nepovinný, ak napríklad:</text:span></text:p>
      <text:list xml:id="list1786345488" text:style-name="L2">
        <text:list-item>
          <text:p text:style-name="P16"><text:span text:style-name="Default_20_Paragraph_20_Font"><text:span text:style-name="T4">V podmienke dotazu je test na výskyt, napríklad <text:line-break/></text:span></text:span><text:span text:style-name="Default_20_Paragraph_20_Font"><text:span text:style-name="T10">//book[author]</text:span></text:span><text:span text:style-name="Default_20_Paragraph_20_Font"><text:span text:style-name="T4"> <text:s text:c="2"/>- </text:span></text:span><text:span text:style-name="Default_20_Paragraph_20_Font"><text:span text:style-name="T5">author</text:span></text:span><text:span text:style-name="Default_20_Paragraph_20_Font"><text:span text:style-name="T4"> asi bude nepovinný</text:span></text:span></text:p>
        </text:list-item>
        <text:list-item>
          <text:p text:style-name="P16"><text:span text:style-name="Default_20_Paragraph_20_Font">Podobne</text:span><text:span text:style-name="Default_20_Paragraph_20_Font"><text:span text:style-name="T4"> s podmienkou </text:span></text:span><text:span text:style-name="Default_20_Paragraph_20_Font"><text:span text:style-name="T8">count() &gt; 0</text:span></text:span><text:span text:style-name="Default_20_Paragraph_20_Font"><text:span text:style-name="T4">, napr</text:span></text:span><text:span text:style-name="Default_20_Paragraph_20_Font">íklad<text:line-break/></text:span><text:span text:style-name="Default_20_Paragraph_20_Font"><text:span text:style-name="T10">//book[count(author) &gt; 0)]</text:span></text:span></text:p>
        </text:list-item>
      </text:list>
      <text:p text:style-name="P2"/>
      <text:h text:style-name="P11" text:outline-level="1"><text:bookmark-start text:name="h.7tq8614mxiif"/><text:span text:style-name="Default_20_Paragraph_20_Font">Hľadanie</text:span><text:bookmark-end text:name="h.7tq8614mxiif"/><text:span text:style-name="Default_20_Paragraph_20_Font"> </text:span><text:span text:style-name="Default_20_Paragraph_20_Font">kľúčov</text:span></text:h>
      <text:h text:style-name="P13" text:outline-level="1"><text:bookmark-start text:name="h.r5j7q2jk059p"/><text:span text:style-name="Default_20_Paragraph_20_Font">Princíp</text:span><text:bookmark-end text:name="h.r5j7q2jk059p"/><text:span text:style-name="Default_20_Paragraph_20_Font"> </text:span><text:span text:style-name="Default_20_Paragraph_20_Font">z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Discovering</text:span><text:span text:style-name="Default_20_Paragraph_20_Font"> </text:span><text:span text:style-name="Default_20_Paragraph_20_Font">XML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Foreign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Queries</text:span></text:h>
      <text:p text:style-name="P7"><text:span text:style-name="Default_20_Paragraph_20_Font">V</text:span><text:span text:style-name="Default_20_Paragraph_20_Font"> </text:span><text:span text:style-name="Default_20_Paragraph_20_Font">nasledujúcich</text:span><text:span text:style-name="Default_20_Paragraph_20_Font"> </text:span><text:span text:style-name="Default_20_Paragraph_20_Font">dotazoch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dá</text:span><text:span text:style-name="Default_20_Paragraph_20_Font"> </text:span><text:span text:style-name="Default_20_Paragraph_20_Font">použiť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ľadanie</text:span><text:span text:style-name="Default_20_Paragraph_20_Font"> </text:span><text:span text:style-name="Default_20_Paragraph_20_Font">kľúčov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tohoto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drobnými</text:span><text:span text:style-name="Default_20_Paragraph_20_Font"> </text:span><text:span text:style-name="Default_20_Paragraph_20_Font">úpravami</text:span><text:span text:style-name="Default_20_Paragraph_20_Font">. </text:span><text:span text:style-name="Default_20_Paragraph_20_Font">Tieto</text:span><text:span text:style-name="Default_20_Paragraph_20_Font"> </text:span><text:span text:style-name="Default_20_Paragraph_20_Font">dotazy</text:span><text:span text:style-name="Default_20_Paragraph_20_Font"> </text:span><text:span text:style-name="Default_20_Paragraph_20_Font">nemajú</text:span><text:span text:style-name="Default_20_Paragraph_20_Font"> </text:span><text:span text:style-name="Default_20_Paragraph_20_Font">presný</text:span><text:span text:style-name="Default_20_Paragraph_20_Font"> </text:span><text:span text:style-name="Default_20_Paragraph_20_Font">tvar</text:span><text:span text:style-name="Default_20_Paragraph_20_Font"> </text:span><text:span text:style-name="Default_20_Paragraph_20_Font">žiadneho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join</text:span></text:span><text:span text:style-name="Default_20_Paragraph_20_Font"><text:span text:style-name="T1"> </text:span></text:span><text:span text:style-name="Default_20_Paragraph_20_Font"><text:span text:style-name="T1">patterns</text:span></text:span><text:span text:style-name="Default_20_Paragraph_20_Font">, </text:span><text:span text:style-name="Default_20_Paragraph_20_Font">popisovaný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článku</text:span><text:span text:style-name="Default_20_Paragraph_20_Font">, </text:span><text:span text:style-name="Default_20_Paragraph_20_Font">ale</text:span><text:span text:style-name="Default_20_Paragraph_20_Font"> </text:span><text:span text:style-name="Default_20_Paragraph_20_Font">nemal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byť</text:span><text:span text:style-name="Default_20_Paragraph_20_Font"> </text:span><text:span text:style-name="Default_20_Paragraph_20_Font">problém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použiť</text:span><text:span text:style-name="Default_20_Paragraph_20_Font">.</text:span></text:p>
      <text:p text:style-name="P7"/>
      <text:p text:style-name="P7"><text:span text:style-name="Default_20_Paragraph_20_Font"><text:span text:style-name="T15">&lt;result&gt;<text:line-break/> <text:s/>{<text:line-break/> <text:s text:c="3"/>for $u in doc("users.xml")//user_tuple<text:line-break/> <text:s text:c="3"/>for $i in doc("items.xml")//item_tuple<text:line-break/> <text:s text:c="3"/>where $u/rating &gt; "C" <text:line-break/> <text:s text:c="6"/>and $i/reserve_price &gt; 1000 <text:line-break/> <text:s text:c="6"/>and $i/offered_by = $u/userid<text:line-break/> <text:s text:c="3"/>return<text:line-break/> <text:s text:c="7"/>&lt;warning&gt;<text:line-break/> <text:s text:c="11"/>{ $u/name }<text:line-break/> <text:s text:c="11"/>{ $u/rating }<text:line-break/> <text:s text:c="11"/>{ $i/description }<text:line-break/> <text:s text:c="11"/>{ $i/reserve_price }<text:line-break/> <text:s text:c="7"/>&lt;/warning&gt;<text:line-break/> <text:s/>}<text:line-break/>&lt;/result&gt;</text:span></text:span></text:p>
      <text:p text:style-name="P8"/>
      <text:p text:style-name="P7"><text:span text:style-name="Default_20_Paragraph_20_Font"><text:span text:style-name="T15">&lt;result&gt;<text:line-break/> <text:s/>{<text:line-break/></text:span></text:span><text:soft-page-break/><text:span text:style-name="Default_20_Paragraph_20_Font"><text:span text:style-name="T15"> <text:s text:c="3"/>for $i in doc("items.xml")//item_tuple<text:line-break/> <text:s text:c="3"/>where empty(doc("bids.xml")//bid_tuple[itemno = $i/itemno])<text:line-break/> <text:s text:c="3"/>return<text:line-break/> <text:s text:c="7"/>&lt;no_bid_item&gt;<text:line-break/></text:span></text:span><text:span text:style-name="Default_20_Paragraph_20_Font"><text:span text:style-name="T15"> <text:s text:c="11"/>{ $i/itemno }<text:line-break/> <text:s text:c="11"/>{ $i/description }<text:line-break/> <text:s text:c="7"/>&lt;/no_bid_item&gt;<text:line-break/> <text:s/>}<text:line-break/>&lt;/result&gt;</text:span></text:span></text:p>
      <text:p text:style-name="P9"/>
      <text:p text:style-name="P7"><text:span text:style-name="Default_20_Paragraph_20_Font"><text:span text:style-name="T15">&lt;result&gt;<text:line-break/> <text:s/>{<text:line-break/> <text:s text:c="3"/>for $item in doc("items.xml")//item_tuple<text:line-break/> <text:s text:c="3"/>let $b := doc("bids.xml")//bid_tuple[itemno = $item/itemno]<text:line-break/> <text:s text:c="3"/>let $z := max($b/bid)<text:line-break/> <text:s text:c="3"/>where $item/reserve_price * 2 &lt; $z<text:line-break/> <text:s text:c="3"/>return<text:line-break/> <text:s text:c="7"/>&lt;successful_item&gt;<text:line-break/> <text:s text:c="11"/>{ $item/itemno }<text:line-break/> <text:s text:c="11"/>{ $item/description }<text:line-break/> <text:s text:c="11"/>{ $item/reserve_price }<text:line-break/> <text:s text:c="11"/>&lt;high_bid&gt;{$z }&lt;/high_bid&gt;<text:line-break/> <text:s text:c="8"/>&lt;/successful_item&gt;<text:line-break/> <text:s/>}<text:line-break/>&lt;/result&gt;</text:span></text:span></text:p>
      <text:p text:style-name="P7"/>
      <text:p text:style-name="P7"/>
      <text:h text:style-name="P14" text:outline-level="1"><text:bookmark-start text:name="h.r0f0l8xk1gma"/><text:span text:style-name="Default_20_Paragraph_20_Font">Unikátnosť</text:span><text:bookmark-end text:name="h.r0f0l8xk1gma"/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let</text:span></text:span></text:h>
      <text:p text:style-name="P2"><text:span text:style-name="Default_20_Paragraph_20_Font">- Dotaz typu:</text:span></text:p>
      <text:p text:style-name="P6"><text:span text:style-name="Default_20_Paragraph_20_Font"/></text:p>
      <text:p text:style-name="P7"><text:span text:style-name="Default_20_Paragraph_20_Font"><text:span text:style-name="T16">let</text:span></text:span><text:span text:style-name="Default_20_Paragraph_20_Font"><text:span text:style-name="T15"> </text:span></text:span><text:span text:style-name="Default_20_Paragraph_20_Font"><text:span text:style-name="T17">$premenna</text:span></text:span><text:span text:style-name="Default_20_Paragraph_20_Font"><text:span text:style-name="T15"> </text:span></text:span><text:span text:style-name="Default_20_Paragraph_20_Font"><text:span text:style-name="T16">:=</text:span></text:span><text:span text:style-name="Default_20_Paragraph_20_Font"><text:span text:style-name="T15"> </text:span></text:span><text:span text:style-name="Default_20_Paragraph_20_Font"><text:span text:style-name="T17">cesta</text:span></text:span><text:span text:style-name="Default_20_Paragraph_20_Font"><text:span text:style-name="T16">[</text:span></text:span><text:span text:style-name="Default_20_Paragraph_20_Font"><text:span text:style-name="T17">uzol</text:span></text:span><text:span text:style-name="Default_20_Paragraph_20_Font"><text:span text:style-name="T15"> </text:span></text:span><text:span text:style-name="Default_20_Paragraph_20_Font"><text:span text:style-name="T16">= </text:span></text:span><text:span text:style-name="Default_20_Paragraph_20_Font"><text:span text:style-name="T17">hodnota</text:span></text:span><text:span text:style-name="Default_20_Paragraph_20_Font"><text:span text:style-name="T16">]</text:span></text:span></text:p>
      <text:p text:style-name="P2"><text:span text:style-name="Default_20_Paragraph_20_Font"><text:span text:style-name="T16">return</text:span></text:span><text:span text:style-name="Default_20_Paragraph_20_Font"><text:span text:style-name="T15"> </text:span></text:span><text:span text:style-name="Default_20_Paragraph_20_Font"><text:span text:style-name="T17">$premenna</text:span></text:span><text:span text:style-name="Default_20_Paragraph_20_Font"><text:span text:style-name="T16">/</text:span></text:span><text:span text:style-name="Default_20_Paragraph_20_Font"><text:span text:style-name="T17">uzol2</text:span></text:span></text:p>
      <text:p text:style-name="P6"><text:span text:style-name="Default_20_Paragraph_20_Font"><text:span text:style-name="T17"/></text:span></text:p>
      <text:p text:style-name="P2"><text:span text:style-name="Default_20_Paragraph_20_Font">indikuje pravdepodobnú unikátnosť </text:span><text:span text:style-name="Default_20_Paragraph_20_Font"><text:span text:style-name="T13">uzlu</text:span></text:span><text:span text:style-name="Default_20_Paragraph_20_Font"> (navyše ak sa v return nepoužije žiadna agregačná funkcia na túto premennú, alebo možno tomu môže nasvedčovať aj názov premennej ($item vs $items, $itemList)) v elemente určeného </text:span><text:span text:style-name="Default_20_Paragraph_20_Font"><text:span text:style-name="T13">cestou</text:span></text:span><text:span text:style-name="Default_20_Paragraph_20_Font">, predpokladajúc intuitívny význam tohoto dotazu. Napríklad:</text:span></text:p>
      <text:p text:style-name="P6"><text:span text:style-name="Default_20_Paragraph_20_Font"/></text:p>
      <text:p text:style-name="P2"><text:span text:style-name="Default_20_Paragraph_20_Font"><text:span text:style-name="T15">declare function local:partners($company as xs:string) as element()*<text:line-break/>{<text:line-break/> <text:s text:c="3"/>let $c := doc("company-data.xml")//company[name = $company]<text:line-break/> <text:s text:c="3"/>return $c//partner<text:line-break/></text:span></text:span><text:soft-page-break/><text:span text:style-name="Default_20_Paragraph_20_Font"><text:span text:style-name="T15">};<text:line-break/><text:line-break/>let $foobar_partners := local:partners("Foobar Corporation")</text:span></text:span></text:p>
      <text:p text:style-name="P2"><text:span text:style-name="Default_20_Paragraph_20_Font"><text:span text:style-name="T15">…</text:span></text:span></text:p>
      <text:p text:style-name="P2"/>
      <text:p text:style-name="P2"/>
      <text:h text:style-name="P14" text:outline-level="1"><text:bookmark-start text:name="h.ajb68l685bwf"/><text:span text:style-name="Default_20_Paragraph_20_Font">Join</text:span><text:bookmark-end text:name="h.ajb68l685bwf"/><text:span text:style-name="Default_20_Paragraph_20_Font"> “</text:span><text:span text:style-name="Default_20_Paragraph_20_Font">rekurzívnych</text:span><text:span text:style-name="Default_20_Paragraph_20_Font"> </text:span><text:span text:style-name="Default_20_Paragraph_20_Font">dát</text:span><text:span text:style-name="Default_20_Paragraph_20_Font">”</text:span></text:h>
      <text:p text:style-name="P2"><text:span text:style-name="Default_20_Paragraph_20_Font">- Nasledujúci dotaz ukazuje, že atribút </text:span><text:span text:style-name="Default_20_Paragraph_20_Font"><text:span text:style-name="T20">partid</text:span></text:span><text:span text:style-name="Default_20_Paragraph_20_Font"> by mohol byť kľúč a atribút </text:span><text:span text:style-name="Default_20_Paragraph_20_Font"><text:span text:style-name="T20">partof</text:span></text:span><text:span text:style-name="Default_20_Paragraph_20_Font"> referencia na tento kľúč:</text:span></text:p>
      <text:p text:style-name="P6"><text:span text:style-name="Default_20_Paragraph_20_Font"/></text:p>
      <text:p text:style-name="P7"><text:span text:style-name="Default_20_Paragraph_20_Font"><text:span text:style-name="T15">declare function local:one_level($p as element()) as element()<text:line-break/>{<text:line-break/> <text:s text:c="3"/>&lt;part partid="{ $p/@partid }"<text:line-break/> <text:s text:c="9"/>name="{ $p/@name }" &gt;<text:line-break/> <text:s text:c="7"/>{<text:line-break/> <text:s text:c="11"/>for $s in doc("partlist.xml")//part<text:line-break/> <text:s text:c="11"/>where $s/@partof = $p/@partid<text:line-break/> <text:s text:c="11"/>return local:one_level($s)<text:line-break/> <text:s text:c="7"/>}<text:line-break/> <text:s text:c="3"/>&lt;/part&gt;<text:line-break/>};<text:line-break/><text:line-break/>&lt;parttree&gt;<text:line-break/> <text:s/>{<text:line-break/> <text:s text:c="3"/>for $p in doc("partlist.xml")//part[empty(@partof)]<text:line-break/> <text:s text:c="3"/>return local:one_level($p)<text:line-break/> <text:s/>}<text:line-break/>&lt;/parttree&gt;</text:span></text:span></text:p>
      <text:p text:style-name="P7"/>
      <text:h text:style-name="P14" text:outline-level="1"><text:bookmark-start text:name="h.es31wv1325v8"/><text:span text:style-name="Default_20_Paragraph_20_Font">Iné</text:span><text:bookmark-end text:name="h.es31wv1325v8"/></text:h>
      <text:p text:style-name="P1"><text:span text:style-name="Default_20_Paragraph_20_Font">- Uvažujme nasledujúci dotaz:</text:span></text:p>
      <text:p text:style-name="P5"><text:span text:style-name="Default_20_Paragraph_20_Font"/></text:p>
      <text:p text:style-name="P7"><text:span text:style-name="Default_20_Paragraph_20_Font"><text:span text:style-name="T15">&lt;books-with-prices&gt;<text:line-break/> <text:s/>{<text:line-break/> <text:s text:c="3"/>for $b in doc("http://bstore1.example.com/bib.xml")//book,<text:line-break/> <text:s text:c="7"/>$a in doc("http://bstore2.example.com/reviews.xml")//entry<text:line-break/> <text:s text:c="3"/>where $b/title = $a/title<text:line-break/> <text:s text:c="3"/>return<text:line-break/> <text:s text:c="7"/>&lt;book-with-prices&gt;<text:line-break/> <text:s text:c="11"/>{ $b/title }<text:line-break/> <text:s text:c="11"/>&lt;price-bstore2&gt;{ $a/price/text() }&lt;/price-bstore2&gt;<text:line-break/></text:span></text:span><text:soft-page-break/><text:span text:style-name="Default_20_Paragraph_20_Font"><text:span text:style-name="T15"> <text:s text:c="11"/>&lt;price-bstore1&gt;{ $b/price/text() }&lt;/price-bstore1&gt;<text:line-break/> <text:s text:c="7"/>&lt;/book-with-prices&gt;<text:line-break/> <text:s/>}<text:line-break/>&lt;/books-with-prices&gt;</text:span></text:span></text:p>
      <text:p text:style-name="P10"><text:span text:style-name="Default_20_Paragraph_20_Font"><text:span text:style-name="T14"/></text:span></text:p>
      <text:p text:style-name="P7"><text:span text:style-name="Default_20_Paragraph_20_Font">Je (možno:)) pravdepodobné, že </text:span><text:span text:style-name="Default_20_Paragraph_20_Font"><text:span text:style-name="T20">title</text:span></text:span><text:span text:style-name="Default_20_Paragraph_20_Font"> bude kľúč (alebo aspoň unikátny) jednak v elemente </text:span><text:span text:style-name="Default_20_Paragraph_20_Font"><text:span text:style-name="T20">book</text:span></text:span><text:span text:style-name="Default_20_Paragraph_20_Font"> a zároveň v elemente </text:span><text:span text:style-name="Default_20_Paragraph_20_Font"><text:span text:style-name="T20">entry</text:span></text:span><text:span text:style-name="Default_20_Paragraph_20_Font">. Nemôžeme si tým byť istí, ale povedal by som, že je to </text:span><text:span text:style-name="Default_20_Paragraph_20_Font">pravdepodobné vzhľadom na to, že sa vyrába akési (v nejakom zmysle rovnocenné, pretože sa používa hodnota rovnakého podelementu) párovanie hodnôt z týchto elementov (a pre každý pár hodnota toho ich spoločného podelemetu, cez ktorý sa spajajú).</text:span></text:p>
      <text:p text:style-name="P2"><text:span text:style-name="Default_20_Paragraph_20_Font">Vychádzajúc z vlastnej intuície si myslím, že prípadov, keď </text:span><text:span text:style-name="Default_20_Paragraph_20_Font"><text:span text:style-name="T20">title</text:span></text:span><text:span text:style-name="Default_20_Paragraph_20_Font"> nie je kľúč je asi málo oproti tým, keď to kľúč je.</text:span></text:p>
      <text:p text:style-name="P2"/>
      <text:h text:style-name="P14" text:outline-level="1"><text:bookmark-start text:name="h.eim8knk7xcnm"/><text:span text:style-name="Default_20_Paragraph_20_Font">Negatívne</text:span><text:bookmark-end text:name="h.eim8knk7xcnm"/><text:span text:style-name="Default_20_Paragraph_20_Font"> </text:span><text:span text:style-name="Default_20_Paragraph_20_Font">tvrdenia</text:span><text:span text:style-name="Default_20_Paragraph_20_Font"> (</text:span><text:span text:style-name="Default_20_Paragraph_20_Font">vyľúčenie</text:span><text:span text:style-name="Default_20_Paragraph_20_Font"> </text:span><text:span text:style-name="Default_20_Paragraph_20_Font">unikátnosti</text:span><text:span text:style-name="Default_20_Paragraph_20_Font">)</text:span></text:h>
      <text:p text:style-name="P1"><text:span text:style-name="Default_20_Paragraph_20_Font">- Z klasického použitia </text:span><text:span text:style-name="Default_20_Paragraph_20_Font"><text:span text:style-name="T1">for </text:span></text:span><text:span text:style-name="Default_20_Paragraph_20_Font"><text:span text:style-name="T19">...</text:span></text:span></text:p>
      <text:p text:style-name="P5"><text:span text:style-name="Default_20_Paragraph_20_Font"/></text:p>
      <text:p text:style-name="P2"><text:span text:style-name="Default_20_Paragraph_20_Font"><text:span text:style-name="T15">for $var in ...</text:span></text:span></text:p>
      <text:p text:style-name="P2"><text:span text:style-name="Default_20_Paragraph_20_Font"><text:span text:style-name="T15">where $var/node1 = …</text:span></text:span><text:span text:style-name="Default_20_Paragraph_20_Font"><text:span text:style-name="T18"> <text:s text:c="3"/>(prípadne ďalšie podmienky typu </text:span></text:span><text:span text:style-name="Default_20_Paragraph_20_Font"><text:span text:style-name="T2">$var/nodeX = …</text:span></text:span><text:span text:style-name="Default_20_Paragraph_20_Font"><text:span text:style-name="T18"> pripojené </text:span></text:span><text:span text:style-name="Default_20_Paragraph_20_Font"><text:span text:style-name="T2">and </text:span></text:span><text:span text:style-name="Default_20_Paragraph_20_Font"><text:span text:style-name="T18">(alebo aj inak))</text:span></text:span></text:p>
      <text:p text:style-name="P2"><text:span text:style-name="Default_20_Paragraph_20_Font"><text:span text:style-name="T15">return …</text:span></text:span></text:p>
      <text:p text:style-name="P6"><text:span text:style-name="Default_20_Paragraph_20_Font"><text:span text:style-name="T15"/></text:span></text:p>
      <text:p text:style-name="P7"><text:span text:style-name="Default_20_Paragraph_20_Font">sa dá usudzovať, že v bežnom prípade, </text:span><text:span text:style-name="Default_20_Paragraph_20_Font"><text:span text:style-name="T13">node1</text:span></text:span><text:span text:style-name="Default_20_Paragraph_20_Font"> a prípadne ďalšie nebudú uzly s unikátnou hodnotou, pretože predpokladáme viac takých elementov, čo podmienku splňujú. Príklad:</text:span></text:p>
      <text:p text:style-name="P10"><text:span text:style-name="Default_20_Paragraph_20_Font"/></text:p>
      <text:p text:style-name="P2"><text:span text:style-name="Default_20_Paragraph_20_Font"><text:span text:style-name="T15">&lt;bib&gt;<text:line-break/> <text:s/>{<text:line-break/> <text:s text:c="3"/>for $b in doc("http://bstore1.example.com/bib.xml")//book<text:line-break/> <text:s text:c="3"/>where $b/publisher = "Addison-Wesley" and $b/@year &gt; 1991<text:line-break/> <text:s text:c="3"/>order by $b/title<text:line-break/> <text:s text:c="3"/>return<text:line-break/> <text:s text:c="7"/>&lt;book&gt;<text:line-break/> <text:s text:c="11"/>{ $b/@year }<text:line-break/> <text:s text:c="11"/>{ $b/title }<text:line-break/> <text:s text:c="7"/>&lt;/book&gt;<text:line-break/> <text:s/>}<text:line-break/>&lt;/bib&gt;</text:span></text:span></text:p>
      <text:p text:style-name="P2"/>
      <text:p text:style-name="P2"><text:span text:style-name="Default_20_Paragraph_20_Font">- </text:span><text:span text:style-name="Default_20_Paragraph_20_Font">Použitie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alebo</text:span><text:span text:style-name="Default_20_Paragraph_20_Font"> </text:span><text:span text:style-name="Default_20_Paragraph_20_Font">iných</text:span><text:span text:style-name="Default_20_Paragraph_20_Font"> </text:span><text:span text:style-name="Default_20_Paragraph_20_Font">funkcií</text:span><text:span text:style-name="Default_20_Paragraph_20_Font">, </text:span><text:span text:style-name="Default_20_Paragraph_20_Font">ktorých</text:span><text:span text:style-name="Default_20_Paragraph_20_Font"> </text:span><text:span text:style-name="Default_20_Paragraph_20_Font">argument</text:span><text:span text:style-name="Default_20_Paragraph_20_Font"> </text:span><text:span text:style-name="Default_20_Paragraph_20_Font">je</text:span><text:span text:style-name="Default_20_Paragraph_20_Font"> (</text:span><text:span text:style-name="Default_20_Paragraph_20_Font">zvyčajne</text:span><text:span text:style-name="Default_20_Paragraph_20_Font">) </text:span><text:span text:style-name="Default_20_Paragraph_20_Font">množina</text:span><text:span text:style-name="Default_20_Paragraph_20_Font">. </text:span><text:span text:style-name="Default_20_Paragraph_20_Font">V</text:span><text:span text:style-name="Default_20_Paragraph_20_Font"> </text:span><text:span text:style-name="Default_20_Paragraph_20_Font">nasledujúcom</text:span><text:span text:style-name="Default_20_Paragraph_20_Font"> </text:span><text:span text:style-name="Default_20_Paragraph_20_Font">prípade</text:span><text:span text:style-name="Default_20_Paragraph_20_Font"> </text:span><text:span text:style-name="Default_20_Paragraph_20_Font"><text:span text:style-name="T13">title</text:span></text:span><text:span text:style-name="Default_20_Paragraph_20_Font"> </text:span><text:span text:style-name="Default_20_Paragraph_20_Font">nebude</text:span><text:span text:style-name="Default_20_Paragraph_20_Font"> </text:span><text:span text:style-name="Default_20_Paragraph_20_Font">unikátny</text:span><text:span text:style-name="Default_20_Paragraph_20_Font">, </text:span><text:span text:style-name="Default_20_Paragraph_20_Font">keďže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predáva</text:span><text:span text:style-name="Default_20_Paragraph_20_Font"> </text:span><text:span text:style-name="Default_20_Paragraph_20_Font">funkcii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vo</text:span><text:span text:style-name="Default_20_Paragraph_20_Font"> </text:span><text:span text:style-name="Default_20_Paragraph_20_Font"><text:span text:style-name="T1">for</text:span></text:span><text:span text:style-name="Default_20_Paragraph_20_Font">. </text:span><text:span text:style-name="Default_20_Paragraph_20_Font">Ďalší</text:span><text:span text:style-name="Default_20_Paragraph_20_Font"> </text:span><text:span text:style-name="Default_20_Paragraph_20_Font">dôvod</text:span><text:span text:style-name="Default_20_Paragraph_20_Font"> </text:span><text:span text:style-name="Default_20_Paragraph_20_Font">je</text:span><text:span text:style-name="Default_20_Paragraph_20_Font">, </text:span><text:span text:style-name="Default_20_Paragraph_20_Font">že</text:span><text:span text:style-name="Default_20_Paragraph_20_Font"> </text:span><text:span text:style-name="Default_20_Paragraph_20_Font">výsledok</text:span><text:span text:style-name="Default_20_Paragraph_20_Font"> </text:span><text:span text:style-name="Default_20_Paragraph_20_Font"><text:span text:style-name="T1">let</text:span></text:span><text:span text:style-name="Default_20_Paragraph_20_Font">, </text:span><text:span text:style-name="Default_20_Paragraph_20_Font">ktorý</text:span><text:span text:style-name="Default_20_Paragraph_20_Font"> </text:span><text:span text:style-name="Default_20_Paragraph_20_Font">závis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odnote</text:span><text:span text:style-name="Default_20_Paragraph_20_Font"> </text:span><text:span text:style-name="Default_20_Paragraph_20_Font"><text:span text:style-name="T13">title</text:span>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vložený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gregačnej</text:span><text:span text:style-name="Default_20_Paragraph_20_Font"> </text:span><text:span text:style-name="Default_20_Paragraph_20_Font">funkcie</text:span><text:span text:style-name="Default_20_Paragraph_20_Font"> </text:span><text:span text:style-name="Default_20_Paragraph_20_Font"><text:span text:style-name="T1">min</text:span></text:span><text:span text:style-name="Default_20_Paragraph_20_Font"><text:span text:style-name="T1">()</text:span></text:span><text:span text:style-name="Default_20_Paragraph_20_Font">:</text:span></text:p>
      <text:p text:style-name="P2"><text:soft-page-break/></text:p>
      <text:p text:style-name="P2"><text:span text:style-name="Default_20_Paragraph_20_Font"><text:span text:style-name="T15">&lt;results&gt;<text:line-break/> <text:s/>{<text:line-break/> <text:s text:c="3"/>let $doc := doc("prices.xml")<text:line-break/> <text:s text:c="3"/>for $t in distinct-values($doc//book/title)<text:line-break/> <text:s text:c="3"/>let $p := $doc//book[title = $t]/price<text:line-break/> <text:s text:c="3"/>return<text:line-break/></text:span></text:span><text:span text:style-name="Default_20_Paragraph_20_Font"><text:span text:style-name="T15"> <text:s text:c="5"/>&lt;minprice title="{ $t }"&gt;<text:line-break/> <text:s text:c="7"/>&lt;price&gt;{ min($p) }&lt;/price&gt;<text:line-break/> <text:s text:c="5"/>&lt;/minprice&gt;<text:line-break/> <text:s/>}<text:line-break/>&lt;/results&gt;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Bullet_20_Symbols" style:num-prefix=" " style:num-suffix="." text:bullet-char="•">
        <style:list-level-properties text:space-before="0.05in" text:min-label-width="0.25in"/>
        <style:text-properties fo:font-family="StarSymbol" style:font-charset="x-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75in" text:min-label-width="0.25in"/>
      </text:list-level-style-number>
      <text:list-level-style-number text:level="3" text:style-name="Numbering_20_Symbols" style:num-prefix=" " style:num-suffix=")" style:num-format="a">
        <style:list-level-properties text:min-label-width="1.5in" text:min-label-distance="0.1252in" fo:text-align="end"/>
      </text:list-level-style-number>
      <text:list-level-style-bullet text:level="4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min-label-width="3in" text:min-label-distance="0.1252in" fo:text-align="end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3.2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3.75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min-label-width="4.5in" text:min-label-distance="0.1252in" fo:text-align="end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/>
    <meta:initial-creator/>
    <meta:editing-cycles>10</meta:editing-cycles>
    <dc:date>2011-08-02T17:57:10</dc:date>
    <meta:editing-duration>PT3H5M42S</meta:editing-duration>
    <meta:document-statistic meta:table-count="0" meta:image-count="0" meta:object-count="0" meta:page-count="6" meta:paragraph-count="52" meta:word-count="820" meta:character-count="6579"/>
  </office:meta>
</office:document-meta>
</file>